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 style:master-page-name="">
      <style:table-properties style:width="24.799cm" fo:margin-left="-0.053cm" fo:margin-top="0cm" fo:margin-bottom="0cm" style:page-number="auto" fo:break-before="auto" fo:break-after="auto" table:align="left" style:shadow="none" fo:keep-with-next="auto" style:may-break-between-rows="true" table:border-model="collapsing"/>
    </style:style>
    <style:style style:name="Table2.A" style:family="table-column">
      <style:table-column-properties style:column-width="10.791cm"/>
    </style:style>
    <style:style style:name="Table2.B" style:family="table-column">
      <style:table-column-properties style:column-width="0.808cm"/>
    </style:style>
    <style:style style:name="Table2.C" style:family="table-column">
      <style:table-column-properties style:column-width="0.81cm"/>
    </style:style>
    <style:style style:name="Table2.D" style:family="table-column">
      <style:table-column-properties style:column-width="0.893cm"/>
    </style:style>
    <style:style style:name="Table2.H" style:family="table-column">
      <style:table-column-properties style:column-width="0.912cm"/>
    </style:style>
    <style:style style:name="Table2.K" style:family="table-column">
      <style:table-column-properties style:column-width="0.706cm"/>
    </style:style>
    <style:style style:name="Table2.M" style:family="table-column">
      <style:table-column-properties style:column-width="0.684cm"/>
    </style:style>
    <style:style style:name="Table2.N" style:family="table-column">
      <style:table-column-properties style:column-width="0.914cm"/>
    </style:style>
    <style:style style:name="Table2.O" style:family="table-column">
      <style:table-column-properties style:column-width="0.788cm"/>
    </style:style>
    <style:style style:name="Table2.1" style:family="table-row">
      <style:table-row-properties style:min-row-height="0.487cm" fo:keep-together="auto"/>
    </style:style>
    <style:style style:name="Table2.A1" style:family="table-cell">
      <style:table-cell-properties style:vertical-align="bottom" fo:background-color="#b2b2b2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style:vertical-align="middle" fo:background-color="#b2b2b2" fo:padding="0.097cm" fo:border-left="none" fo:border-right="0.5pt solid #000000" fo:border-top="0.5pt solid #000000" fo:border-bottom="0.5pt solid #000000">
        <style:background-image/>
      </style:table-cell-properties>
    </style:style>
    <style:style style:name="Table2.K1" style:family="table-cell">
      <style:table-cell-properties style:vertical-align="middle" fo:background-color="#b2b2b2" fo:padding="0.097cm" fo:border-left="none" fo:border-right="none" fo:border-top="0.5pt solid #000000" fo:border-bottom="0.5pt solid #000000">
        <style:background-image/>
      </style:table-cell-properties>
    </style:style>
    <style:style style:name="Table2.A2" style:family="table-cell">
      <style:table-cell-properties style:vertical-align="bottom" fo:background-color="transparent" fo:padding-left="0.053cm" fo:padding-right="0.053cm" fo:padding-top="0cm" fo:padding-bottom="0cm" fo:border="none" style:writing-mode="page">
        <style:background-image/>
      </style:table-cell-properties>
    </style:style>
    <style:style style:name="Table2.B2" style:family="table-cell">
      <style:table-cell-properties style:vertical-align="bottom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2.J2" style:family="table-cell">
      <style:table-cell-properties style:vertical-align="bottom"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le2.R2" style:family="table-cell">
      <style:table-cell-properties style:vertical-align="bottom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2.3" style:family="table-row">
      <style:table-row-properties style:min-row-height="0.529cm" fo:keep-together="auto"/>
    </style:style>
    <style:style style:name="Table2.A3" style:family="table-cell">
      <style:table-cell-properties style:vertical-align="bottom" fo:background-color="#eeeeee" fo:padding="0.097cm" fo:border-left="none" fo:border-right="0.5pt solid #000000" fo:border-top="none" fo:border-bottom="none" style:writing-mode="page">
        <style:background-image/>
      </style:table-cell-properties>
    </style:style>
    <style:style style:name="Table2.B3" style:family="table-cell">
      <style:table-cell-properties style:vertical-align="bottom" fo:background-color="#eeeeee" fo:padding-left="0.053cm" fo:padding-right="0.053cm" fo:padding-top="0cm" fo:padding-bottom="0cm" fo:border="none" style:writing-mode="page">
        <style:background-image/>
      </style:table-cell-properties>
    </style:style>
    <style:style style:name="Table2.A4" style:family="table-cell">
      <style:table-cell-properties style:vertical-align="bottom"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e2.99" style:family="table-row">
      <style:table-row-properties style:min-row-height="0.226cm" fo:keep-together="auto"/>
    </style:style>
    <style:style style:name="Table2.116" style:family="table-row">
      <style:table-row-properties style:min-row-height="0.123cm" fo:keep-together="auto"/>
    </style:style>
    <style:style style:name="Table2.176" style:family="table-row">
      <style:table-row-properties style:min-row-height="0.199cm" fo:keep-together="auto"/>
    </style:style>
    <style:style style:name="Table2.184" style:family="table-row">
      <style:table-row-properties style:min-row-height="0.159cm" fo:keep-together="auto"/>
    </style:style>
    <style:style style:name="Table2.194" style:family="table-row">
      <style:table-row-properties style:min-row-height="0.132cm" fo:keep-together="auto"/>
    </style:style>
    <style:style style:name="Table2.201" style:family="table-row">
      <style:table-row-properties style:min-row-height="0.459cm" fo:keep-together="auto"/>
    </style:style>
    <style:style style:name="Table2.266" style:family="table-row">
      <style:table-row-properties style:min-row-height="0.183cm" fo:keep-together="auto"/>
    </style:style>
    <style:style style:name="Table2.269" style:family="table-row">
      <style:table-row-properties style:min-row-height="0.286cm" fo:keep-together="auto"/>
    </style:style>
    <style:style style:name="Table2.276" style:family="table-row">
      <style:table-row-properties style:min-row-height="0.78cm" fo:keep-together="auto"/>
    </style:style>
    <style:style style:name="Table2.A276" style:family="table-cell">
      <style:table-cell-properties style:vertical-align="bottom" fo:background-color="#eeeeee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le2.B276" style:family="table-cell">
      <style:table-cell-properties style:vertical-align="bottom" fo:background-color="#eeeeee" fo:padding="0.097cm" fo:border-left="none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hesis_5f_body">
      <style:paragraph-properties fo:margin-left="0cm" fo:margin-right="0cm" fo:text-indent="0cm" style:auto-text-indent="false"/>
    </style:style>
    <style:style style:name="P2" style:family="paragraph" style:parent-style-name="Thesis_5f_body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3" style:family="paragraph" style:parent-style-name="Thesis_5f_body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4" style:family="paragraph" style:parent-style-name="Thesis_5f_body">
      <style:paragraph-properties fo:margin-left="0cm" fo:margin-right="0cm" fo:text-align="center" style:justify-single-word="false" fo:text-indent="0cm" style:auto-text-indent="false"/>
    </style:style>
    <style:style style:name="P5" style:family="paragraph" style:parent-style-name="Thesis_5f_body">
      <style:paragraph-properties fo:margin-left="0cm" fo:margin-right="0cm" fo:text-indent="0cm" style:auto-text-indent="false"/>
      <style:text-properties fo:font-style="italic" style:font-style-asian="italic" style:font-style-complex="italic"/>
    </style:style>
    <style:style style:name="P6" style:family="paragraph" style:parent-style-name="Thesis_5f_body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7" style:family="paragraph" style:parent-style-name="Thesis_5f_body">
      <style:paragraph-properties fo:margin-left="0cm" fo:margin-right="0cm" fo:text-align="center" style:justify-single-word="false" fo:text-indent="0cm" style:auto-text-indent="false"/>
      <style:text-properties fo:font-size="2pt" style:font-size-asian="2pt" style:font-size-complex="2pt"/>
    </style:style>
    <style:style style:name="P8" style:family="paragraph" style:parent-style-name="Thesis_5f_body">
      <style:paragraph-properties fo:margin-left="0cm" fo:margin-right="0cm" fo:text-indent="0cm" style:auto-text-indent="false"/>
    </style:style>
    <style:style style:name="P9" style:family="paragraph" style:parent-style-name="Thesis_5f_body">
      <style:paragraph-properties fo:margin-left="0cm" fo:margin-right="0cm" fo:text-align="center" style:justify-single-word="false" fo:text-indent="0cm" style:auto-text-indent="false"/>
    </style:style>
    <style:style style:name="P10" style:family="paragraph" style:parent-style-name="Thesis_5f_body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11" style:family="paragraph" style:parent-style-name="Thesis_5f_body">
      <loext:graphic-properties draw:fill="none" draw:fill-color="#ffffff"/>
      <style:paragraph-properties fo:margin-left="0cm" fo:margin-right="0cm" fo:text-indent="0cm" style:auto-text-indent="false" fo:background-color="transparent"/>
    </style:style>
    <style:style style:name="P12" style:family="paragraph" style:parent-style-name="Thesis_5f_Heading1_5f_appendix" style:master-page-name="Thesis_5f_bodyPageLandscape_5f_appendix">
      <style:paragraph-properties style:page-number="auto"/>
      <style:text-properties officeooo:rsid="004ad02d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3810875" text:style-name="Thesis_5f_numbering_5f_appendix">
        <text:list-item>
          <text:h text:style-name="P12" text:outline-level="1">Списък на макрозообентосните видове, установени в рамките на изследването (2012-2014 г.)</text:h>
        </text:list-item>
      </text:list>
      <table:table table:name="Table2" table:style-name="Table2" table:template-name="Simple Grid Rows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C"/>
        <table:table-column table:style-name="Table2.D"/>
        <table:table-column table:style-name="Table2.H"/>
        <table:table-column table:style-name="Table2.D" table:number-columns-repeated="2"/>
        <table:table-column table:style-name="Table2.K"/>
        <table:table-column table:style-name="Table2.C"/>
        <table:table-column table:style-name="Table2.M"/>
        <table:table-column table:style-name="Table2.N"/>
        <table:table-column table:style-name="Table2.O"/>
        <table:table-column table:style-name="Table2.C"/>
        <table:table-column table:style-name="Table2.O"/>
        <table:table-column table:style-name="Table2.K"/>
        <table:table-header-rows>
          <table:table-row table:style-name="Table2.1">
            <table:table-cell table:style-name="Table2.A1" office:value-type="string">
              <text:p text:style-name="P11"/>
            </table:table-cell>
            <table:table-cell table:style-name="Table2.B1" table:number-columns-spanned="9" office:value-type="string">
              <text:p text:style-name="P3">пясъчно дъно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2.K1" table:number-columns-spanned="8" office:value-type="string">
              <text:p text:style-name="P3"><text:span text:style-name="T1">Zostera</text:span> spp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A2" office:value-type="string">
              <text:p text:style-name="P1"/>
            </table:table-cell>
            <table:table-cell table:style-name="Table2.B2" office:value-type="string">
              <text:p text:style-name="P3">K</text:p>
            </table:table-cell>
            <table:table-cell table:style-name="Table2.B2" office:value-type="string">
              <text:p text:style-name="P3">R</text:p>
            </table:table-cell>
            <table:table-cell table:style-name="Table2.B2" office:value-type="string">
              <text:p text:style-name="P3">G</text:p>
            </table:table-cell>
            <table:table-cell table:style-name="Table2.B2" office:value-type="string">
              <text:p text:style-name="P3">S1</text:p>
            </table:table-cell>
            <table:table-cell table:style-name="Table2.B2" office:value-type="string">
              <text:p text:style-name="P3">S2</text:p>
            </table:table-cell>
            <table:table-cell table:style-name="Table2.B2" office:value-type="string">
              <text:p text:style-name="P3">S3</text:p>
            </table:table-cell>
            <table:table-cell table:style-name="Table2.B2" office:value-type="string">
              <text:p text:style-name="P3">S4</text:p>
            </table:table-cell>
            <table:table-cell table:style-name="Table2.B2" office:value-type="string">
              <text:p text:style-name="P3">S5</text:p>
            </table:table-cell>
            <table:table-cell table:style-name="Table2.J2" office:value-type="string">
              <text:p text:style-name="P3">S6</text:p>
            </table:table-cell>
            <table:table-cell table:style-name="Table2.B2" office:value-type="string">
              <text:p text:style-name="P3">K</text:p>
            </table:table-cell>
            <table:table-cell table:style-name="Table2.B2" office:value-type="string">
              <text:p text:style-name="P3">R</text:p>
            </table:table-cell>
            <table:table-cell table:style-name="Table2.B2" office:value-type="string">
              <text:p text:style-name="P3">G</text:p>
            </table:table-cell>
            <table:table-cell table:style-name="Table2.B2" office:value-type="string">
              <text:p text:style-name="P3">Z1</text:p>
            </table:table-cell>
            <table:table-cell table:style-name="Table2.B2" office:value-type="string">
              <text:p text:style-name="P3">Z2</text:p>
            </table:table-cell>
            <table:table-cell table:style-name="Table2.B2" office:value-type="string">
              <text:p text:style-name="P3">Z3</text:p>
            </table:table-cell>
            <table:table-cell table:style-name="Table2.B2" office:value-type="string">
              <text:p text:style-name="P3">Z4</text:p>
            </table:table-cell>
            <table:table-cell table:style-name="Table2.R2" office:value-type="string">
              <text:p text:style-name="P3">Z5</text:p>
            </table:table-cell>
          </table:table-row>
        </table:table-header-rows>
        <table:table-row table:style-name="Table2.3">
          <table:table-cell table:style-name="Table2.A3" office:value-type="string">
            <text:p text:style-name="P2">ANNELIDA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CLITELLATA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Hirudinea g.sp.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Oligochaeta g.sp.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2">POLYCHAETA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EUNICIDA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Dorvilleid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Protodorvillea kefersteini</text:span> (McIntosh, 1869)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1"><text:span text:style-name="T1">Schistomeringos rudolphi</text:span> (Delle Chiaje, 1828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Eunic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Eunice vittata</text:span> (Delle Chiaje, 1828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4" office:value-type="string">
            <text:p text:style-name="P1"><text:span text:style-name="T1">Lysidice ninetta</text:span> Audouin &amp; H. Milne Edwards, 1833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PHYLLODOCIDA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Pholo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Pholoe inornata</text:span> Johnston, 1839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Polyno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Harmothoe imbricata</text:span> (Linnaeus, 1767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Harmothoe reticulata</text:span> (Claparède, 1870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</table:table-row>
        <text:soft-page-break/>
        <table:table-row table:style-name="Table2.1">
          <table:table-cell table:style-name="Table2.A3" office:value-type="string">
            <text:p text:style-name="P2">Sigalionid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Pisione remota</text:span> (Southern, 1914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Glycerid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5">Glycera sp.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Glycera tridactyla</text:span> Schmarda, 1861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Glycera unicornis</text:span> Lamarck, 1818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Hesionid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Microphthalmus fragilis</text:span> Bobretzky, 1870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5">Microphthalmus sp.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4" office:value-type="string">
            <text:p text:style-name="P2">Nereid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Alitta succinea</text:span> (Leuckart, 1847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4" office:value-type="string">
            <text:p text:style-name="P1"><text:span text:style-name="T1">Neanthes sp.</text:span> Kinberg, 1865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Nereis pelagica</text:span> Linnaeus, 1758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Nereis perivisceralis</text:span> Claparède, 1868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Nereis pulsatoria</text:span> (Savigny, 1822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Perinereis cultrifera</text:span> (Grube, 1840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1"><text:span text:style-name="T1">Platynereis dumerilii</text:span> (Audouin &amp; Milne Edwards, 1834)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4" office:value-type="string">
            <text:p text:style-name="P2">Syllidae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Exogone naidina</text:span> Örsted, 1845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Salvatoria clavata</text:span> (Claparède, 1863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1"><text:span text:style-name="T1">Sphaerosyllis hystrix</text:span> Claparède, 1863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ext:soft-page-break/>
        <table:table-row table:style-name="Table2.1">
          <table:table-cell table:style-name="Table2.A4" office:value-type="string">
            <text:p text:style-name="P1"><text:span text:style-name="T1">Streptosyllis bidentata</text:span> Southern, 1914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Syllis gracilis</text:span> Grube, 1840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4" office:value-type="string">
            <text:p text:style-name="P1"><text:span text:style-name="T1">Syllis hyalina</text:span> Grube, 1863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2">Nephtyid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Micronephthys stammeri</text:span> (Augener, 1932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1"><text:span text:style-name="T1">Nephtys cirrosa</text:span> Ehlers, 1868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Nephtys kersivalensis</text:span> McIntosh, 1908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Phyllodocidae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Eteone flava</text:span> (Fabricius, 1780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Eulalia viridis</text:span> (Linnaeus, 1767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Genetyllis tuberculata</text:span> (Bobretzky, 1868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Mysta picta </text:span>(Quatrefages, 1866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Phyllodoce sp.</text:span> 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POLYCHAETA INCERTAE SEDIS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Dinophil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Dinophilus gyrociliatus</text:span> O. Schmidt, 1857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Polygordi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Polygordius neapolitanus</text:span> Fraipont, 1887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Protodril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Lindrilus flavocapitatus</text:span> (Uljanin, 1877) 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5">Protodrilus sp.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ext:soft-page-break/>
        <table:table-row table:style-name="Table2.1">
          <table:table-cell table:style-name="Table2.A3" office:value-type="string">
            <text:p text:style-name="P2">SABELLIDA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Sabell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Sabellaria taurica</text:span> (Rathke, 1837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SPIONIDA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Magelonid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Magelona papillicornis </text:span>F. Müller, 1858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Magelona rosea</text:span> Moore, 1907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Spion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Aonides paucibranchiata</text:span> Southern, 1914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Polydora ciliata </text:span>(Johnston, 1838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1"><text:span text:style-name="T1">Prionospio cirrifera</text:span> Wirén, 1883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4" office:value-type="string">
            <text:p text:style-name="P1"><text:span text:style-name="T1">Spio filicornis</text:span> (Müller, 1776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TEREBELLIDA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Ampharetidae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Melinna palmata</text:span> Grube, 1870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Maldan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Leiochone leiopygos</text:span> (Grube, 1860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Maldane glebifex</text:span> Grube, 1860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Micromaldane ornithochaeta</text:span> Mesnil, 1897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Pectinari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Lagis koreni</text:span> Malmgren, 1866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ext:soft-page-break/>
        <table:table-row table:style-name="Table2.1">
          <table:table-cell table:style-name="Table2.A4" office:value-type="string">
            <text:p text:style-name="P2">Sternasp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Sternaspis scutata</text:span> (Ranzani, 1817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Terebell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Amphitritides gracilis</text:span> (Grube, 1860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Polycirrus caliendrum</text:span> Claparède, 1869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Polycirrus jubatus</text:span> Bobretzky, 1869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Capitell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Capitella capitata</text:span> (Fabricius, 1780)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4" office:value-type="string">
            <text:p text:style-name="P1"><text:span text:style-name="T1">Capitella minima</text:span> Langerhans, 1881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1"><text:span text:style-name="T1">Heteromastus filiformis </text:span>(Claparède, 1864)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4" office:value-type="string">
            <text:p text:style-name="P2">Opheli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Ophelia limacina</text:span> (Rathke, 1843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Paraonidae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Aricidea (Strelzovia) claudiae</text:span> Laubier, 1967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Paradoneis harpagonea</text:span> (Storch, 1967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99">
          <table:table-cell table:style-name="Table2.A3" office:value-type="string">
            <text:p text:style-name="P6"><text:s/></text:p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A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A3" office:value-type="string">
            <text:p text:style-name="P7"/>
          </table:table-cell>
        </table:table-row>
        <table:table-row table:style-name="Table2.3">
          <table:table-cell table:style-name="Table2.A4" office:value-type="string">
            <text:p text:style-name="P2">ARTHROPODA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CHELICERATA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Acari g.sp.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CRUSTACEA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MALACOSTRACA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DECAPODA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ext:soft-page-break/>
        <table:table-row table:style-name="Table2.1">
          <table:table-cell table:style-name="Table2.A4" office:value-type="string">
            <text:p text:style-name="P2">Callianass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Pestarella candida</text:span> (Olivi, 1792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Diogen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Diogenes pugilator</text:span> (Roux, 1829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4" office:value-type="string">
            <text:p text:style-name="P2">Panope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Rhithropanopeus harrisii</text:span> (Gould, 1841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Varun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Brachynotus sexdentatus</text:span> (Risso, 1827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Upogebi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Upogebia pusilla</text:span> (Petagna, 1792)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>+</text:p>
          </table:table-cell>
        </table:table-row>
        <table:table-row table:style-name="Table2.116">
          <table:table-cell table:style-name="Table2.A4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4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4" office:value-type="string">
            <text:p text:style-name="P7"/>
          </table:table-cell>
        </table:table-row>
        <table:table-row table:style-name="Table2.1">
          <table:table-cell table:style-name="Table2.A3" office:value-type="string">
            <text:p text:style-name="P1">Decapoda larv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AMPHIPODA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Ampeliscid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Ampelisca diadema</text:span> (Costa, 1853)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2">Ampithoid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5">Ampithoe sp.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Aorid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Microdeutopus gryllotalpa</text:span> Costa, 1853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1"><text:span text:style-name="T1">Microdeutopus versiculatus</text:span> (Spence Bate, 1857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Atyl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Nototropis guttatus</text:span> Costa, 1853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ext:soft-page-break/>
        <table:table-row table:style-name="Table2.1">
          <table:table-cell table:style-name="Table2.A4" office:value-type="string">
            <text:p text:style-name="P2">Bathyporei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Bathyporeia guilliamsoniana</text:span> (Spence Bate, 1857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Calliopi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Apherusa bispinosa</text:span> (Spence Bate, 1857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Corophi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Crassicorophium crassicorne</text:span> (Bruzelius, 1859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Monocorophium acherusicum</text:span> (Costa, 1853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1"><text:span text:style-name="T1">Monocorophium insidiosum </text:span>(Crawford, 1937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Melit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Melita palmata</text:span> (Montagu, 1804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Oedicerot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Perioculodes longimanus</text:span> (Spence Bate &amp; Westwood, 1868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4" office:value-type="string">
            <text:p text:style-name="P2">Stenotho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Stenothoe monoculoides </text:span>(Montagu, 1815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CUMACEA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Bodotriid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Bodotria arenosa</text:span> Goodsir, 1843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Cumopsis goodsir</text:span> (Van Beneden, 1861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Iphinoe tenella</text:span> Sars, 1878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Nannastacid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Cumella (Cumella) limicola</text:span> Sars, 1879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</table:table-row>
        <text:soft-page-break/>
        <table:table-row table:style-name="Table2.1">
          <table:table-cell table:style-name="Table2.A3" office:value-type="string">
            <text:p text:style-name="P1"><text:span text:style-name="T1">Cumella (Cumella) pygmaea</text:span> G.O. Sars, 1865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Pseudocumat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Pseudocuma (Pseudocuma) longicorne</text:span> (Bate, 1858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4" office:value-type="string">
            <text:p text:style-name="P2">ISOPODA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Cirolanid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Eurydice dollfusi</text:span> Monod, 1930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Eurydice pontica</text:span> Czerniavsky, 1868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Gnathi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Elaphognathia bacescoi</text:span> (Kussakin, 1969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Idote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Stenosoma capito</text:span> (Rathke, 1837)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4" office:value-type="string">
            <text:p text:style-name="P2">MYSIDA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Mysid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Gastrosaccus sanctus</text:span> (Van Beneden, 1861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TANAIDACEA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Apseud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Apseudopsis ostroumovi</text:span> Bacescu &amp; Carausu, 1947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4" office:value-type="string">
            <text:p text:style-name="P2">Leptocheli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Chondrochelia savignyi</text:span> (Kroyer, 1842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THECOSTRACA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SESSILIA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ext:soft-page-break/>
        <table:table-row table:style-name="Table2.1">
          <table:table-cell table:style-name="Table2.A4" office:value-type="string">
            <text:p text:style-name="P2">Balan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Amphibalanus improvisus</text:span> (Darwin, 1854)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4" office:value-type="string">
            <text:p text:style-name="P2">INSECTA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Diptera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Chironom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Chironomidae larv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>+</text:p>
          </table:table-cell>
        </table:table-row>
        <table:table-row table:style-name="Table2.176">
          <table:table-cell table:style-name="Table2.A4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4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4" office:value-type="string">
            <text:p text:style-name="P7"/>
          </table:table-cell>
        </table:table-row>
        <table:table-row table:style-name="Table2.3">
          <table:table-cell table:style-name="Table2.A3" office:value-type="string">
            <text:p text:style-name="P2">CHORDATA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CEPHALOCORDATA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LEPTOCARDII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Branchiostomat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Branchiostoma lanceolatum</text:span> (Pallas, 1774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VERTEBRATA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Pisces larv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84">
          <table:table-cell table:style-name="Table2.A4" office:value-type="string">
            <text:p text:style-name="P6"><text:s text:c="5"/>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4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4" office:value-type="string">
            <text:p text:style-name="P7"/>
          </table:table-cell>
        </table:table-row>
        <table:table-row table:style-name="Table2.3">
          <table:table-cell table:style-name="Table2.A3" office:value-type="string">
            <text:p text:style-name="P2">CNIDARIA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ANTHOZOA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ACTINIARIA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Actiniaria g.sp.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99">
          <table:table-cell table:style-name="Table2.A3" office:value-type="string">
            <text:p text:style-name="P6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A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A3" office:value-type="string">
            <text:p text:style-name="P7"/>
          </table:table-cell>
        </table:table-row>
        <table:table-row table:style-name="Table2.3">
          <table:table-cell table:style-name="Table2.A4" office:value-type="string">
            <text:p text:style-name="P2">ECHINODERMATA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HOLOTHUROIDEA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Synapt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ext:soft-page-break/>
        <table:table-row table:style-name="Table2.1">
          <table:table-cell table:style-name="Table2.A3" office:value-type="string">
            <text:p text:style-name="P1"><text:span text:style-name="T1">Leptosynapta inhaerens</text:span> (O.F. Müller, 1776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94">
          <table:table-cell table:style-name="Table2.A4" office:value-type="string">
            <text:p text:style-name="P6"><text:s text:c="5"/>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4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4" office:value-type="string">
            <text:p text:style-name="P7"/>
          </table:table-cell>
        </table:table-row>
        <table:table-row table:style-name="Table2.3">
          <table:table-cell table:style-name="Table2.A3" office:value-type="string">
            <text:p text:style-name="P2">MOLLUSCA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BIVALVIA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Thraciid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Thracia phaseolina</text:span> (Lamarck, 1818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Semelid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Abra alba</text:span> (W. Wood, 1802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</table:table-row>
        <table:table-row table:style-name="Table2.201">
          <table:table-cell table:style-name="Table2.A3" office:value-type="string">
            <text:p text:style-name="P1"><text:span text:style-name="T1">Abra prismatica</text:span> (Montagu, 1808)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Abra segmentum</text:span> (Récluz, 1843)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Cardiid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Acanthocardia tuberculata</text:span> (Linnaeus, 1758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Cerastoderma edule </text:span>(Linnaeus, 1758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Cerastoderma glaucum</text:span> (Bruguière, 1789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Papillicardium papillosum</text:span> (Poli, 1791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Parvicardium exiguum</text:span> (Gmelin, 1791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2">Donacid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Donax venustus</text:span> Poli, 1795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Tellinid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Fabulina fabula</text:span> (Gmelin, 1791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Macomangulus tenuis </text:span>(da Costa, 1778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Lucin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ext:soft-page-break/>
        <table:table-row table:style-name="Table2.1">
          <table:table-cell table:style-name="Table2.A3" office:value-type="string">
            <text:p text:style-name="P1"><text:span text:style-name="T1">Loripes orbiculatus</text:span> Poli, 1791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4" office:value-type="string">
            <text:p text:style-name="P1"><text:span text:style-name="T1">Lucinella divaricata</text:span> (Linnaeus, 1758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Corbulid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Lentidium mediterraneum</text:span> (O. G. Costa, 1830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Venerid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Chamelea gallina</text:span> (Linnaeus, 1758)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1"><text:span text:style-name="T1">Pitar rudis</text:span> (Poli, 1795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Polititapes aureus</text:span> (Gmelin, 1791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Kelliid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Kellia suborbicularis</text:span> (Montagu, 1803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Mactrid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Mactra stultorum </text:span>(Linnaeus, 1758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Spisula subtruncata</text:span> (da Costa, 1778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4" office:value-type="string">
            <text:p text:style-name="P2">Arc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Anadara kagoshimensis</text:span> (Tokunaga, 1906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Mytil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Mytilaster lineatus</text:span> (Gmelin, 1791)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4" office:value-type="string">
            <text:p text:style-name="P1"><text:span text:style-name="T1">Mytilus galloprovincialis</text:span> Lamarck, 1819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GASTROPODA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Cerithi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Bittium reticulatum</text:span> (da Costa, 1778)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ext:soft-page-break/>
        <table:table-row table:style-name="Table2.1">
          <table:table-cell table:style-name="Table2.A4" office:value-type="string">
            <text:p text:style-name="P2">Caec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Caecum armoricum </text:span>de Folin, 1869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Caecum trachea</text:span> (Montagu, 1803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Hydrobiid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Hydrobia acuta</text:span> (Draparnaud, 1805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5">Hydrobia sp.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Risso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Rissoa membranacea </text:span>(J. Adams, 1800)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4" office:value-type="string">
            <text:p text:style-name="P1"><text:span text:style-name="T1">Rissoa splendida</text:span> Eichwald, 1830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2">Mangeliid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Cytharella costulata</text:span> (Dunker, 1860)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2">Muricid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Rapana venosa</text:span> (Valenciennes, 1846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Nassariid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Tritia neritea</text:span> (Linnaeus, 1758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Tritia reticulata</text:span> (Linnaeus, 1758)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4" office:value-type="string">
            <text:p text:style-name="P2">Retus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Retusa truncatula</text:span> (Bruguière, 1792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Retusa variabilis </text:span>(Milaschewitsch, 1912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Pyramidellid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Brachystomia scalaris</text:span> (MacGillivray, 1843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ext:soft-page-break/>
        <table:table-row table:style-name="Table2.1">
          <table:table-cell table:style-name="Table2.A3" office:value-type="string">
            <text:p text:style-name="P1"><text:span text:style-name="T1">Odostomia plicata </text:span>(Montagu, 1803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Parthenina interstincta</text:span> (J. Adams, 1797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Phasianellid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Tricolia pullus</text:span> (Linnaeus, 1758)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2">Trochid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Steromphala divaricata</text:span> (Linnaeus, 1758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POLYPLACOPHORA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Lepidochiton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Lepidochitona (Lepidochitona) cinerea</text:span> (Linnaeus, 1767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</table:table-row>
        <table:table-row table:style-name="Table2.266">
          <table:table-cell table:style-name="Table2.A4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4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4" office:value-type="string">
            <text:p text:style-name="P7"/>
          </table:table-cell>
        </table:table-row>
        <table:table-row table:style-name="Table2.3">
          <table:table-cell table:style-name="Table2.A3" office:value-type="string">
            <text:p text:style-name="P2">NEMERTEA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Nemertea g.sp.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</table:table-row>
        <table:table-row table:style-name="Table2.269">
          <table:table-cell table:style-name="Table2.A3" office:value-type="string">
            <text:p text:style-name="P6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A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A3" office:value-type="string">
            <text:p text:style-name="P7"/>
          </table:table-cell>
        </table:table-row>
        <table:table-row table:style-name="Table2.3">
          <table:table-cell table:style-name="Table2.A4" office:value-type="string">
            <text:p text:style-name="P2">PHORONIDA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Phoronida g.sp.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76">
          <table:table-cell table:style-name="Table2.A4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4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4" office:value-type="string">
            <text:p text:style-name="P7"/>
          </table:table-cell>
        </table:table-row>
        <table:table-row table:style-name="Table2.3">
          <table:table-cell table:style-name="Table2.A3" office:value-type="string">
            <text:p text:style-name="P2">PLATYHELMINTHES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TURBELLARIA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Platyhelminthes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</table:table-row>
        <table:table-row table:style-name="Table2.276">
          <table:table-cell table:style-name="Table2.A276" office:value-type="string">
            <text:p text:style-name="P1">Turbellaria g.sp.</text:p>
          </table:table-cell>
          <table:table-cell table:style-name="Table2.B276" office:value-type="string">
            <text:p text:style-name="P4"/>
          </table:table-cell>
          <table:table-cell table:style-name="Table2.B276" office:value-type="string">
            <text:p text:style-name="P4"/>
          </table:table-cell>
          <table:table-cell table:style-name="Table2.B276" office:value-type="string">
            <text:p text:style-name="P4"/>
          </table:table-cell>
          <table:table-cell table:style-name="Table2.B276" office:value-type="string">
            <text:p text:style-name="P4">+</text:p>
          </table:table-cell>
          <table:table-cell table:style-name="Table2.B276" office:value-type="string">
            <text:p text:style-name="P4">+</text:p>
          </table:table-cell>
          <table:table-cell table:style-name="Table2.B276" office:value-type="string">
            <text:p text:style-name="P4">+</text:p>
          </table:table-cell>
          <table:table-cell table:style-name="Table2.B276" office:value-type="string">
            <text:p text:style-name="P4">+</text:p>
          </table:table-cell>
          <table:table-cell table:style-name="Table2.B276" office:value-type="string">
            <text:p text:style-name="P4">+</text:p>
          </table:table-cell>
          <table:table-cell table:style-name="Table2.A276" office:value-type="string">
            <text:p text:style-name="P4">+</text:p>
          </table:table-cell>
          <table:table-cell table:style-name="Table2.B276" office:value-type="string">
            <text:p text:style-name="P4"/>
          </table:table-cell>
          <table:table-cell table:style-name="Table2.B276" office:value-type="string">
            <text:p text:style-name="P4"/>
          </table:table-cell>
          <table:table-cell table:style-name="Table2.B276" office:value-type="string">
            <text:p text:style-name="P4"/>
          </table:table-cell>
          <table:table-cell table:style-name="Table2.B276" office:value-type="string">
            <text:p text:style-name="P4">+</text:p>
          </table:table-cell>
          <table:table-cell table:style-name="Table2.B276" office:value-type="string">
            <text:p text:style-name="P4">+</text:p>
          </table:table-cell>
          <table:table-cell table:style-name="Table2.B276" office:value-type="string">
            <text:p text:style-name="P4">+</text:p>
          </table:table-cell>
          <table:table-cell table:style-name="Table2.B276" office:value-type="string">
            <text:p text:style-name="P4">+</text:p>
          </table:table-cell>
          <table:table-cell table:style-name="Table2.A276" office:value-type="string">
            <text:p text:style-name="P4"/>
          </table:table-cell>
        </table:table-row>
      </table:table>
      <text:p text:style-name="Thesis_5f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margin-left="0cm" fo:margin-right="0cm" fo:text-align="justify" style:justify-single-word="false" fo:orphans="2" fo:widows="2" fo:text-indent="1.111cm" style:auto-text-indent="false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Thesis_5f_bodyPage">
      <loext:graphic-properties draw:fill="none" draw:fill-color="#729fcf"/>
      <style:paragraph-properties fo:margin-left="1.27cm" fo:margin-right="0cm" fo:text-align="justify" style:justify-single-word="false" fo:orphans="2" fo:widows="2" fo:text-indent="-0.64cm" style:auto-text-indent="false" style:page-number="auto" fo:break-before="auto" fo:break-aft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20pt" fo:language="bg" fo:country="BG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list-style-name="Thesis_5f_numbering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 style:writing-mode="page"/>
      <style:text-properties style:font-name="Times New Roman" fo:font-family="'Times New Roman'" style:font-style-name="Regular" style:font-family-generic="roman" style:font-pitch="variable" fo:font-size="16pt" fo:language="bg" fo:country="BG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Thesis_5f_Heading1_5f_no_5f_numbering" style:display-name="Thesis_Heading1_no_numbering" style:family="paragraph" style:parent-style-name="Thesis_5f_Heading1" style:next-style-name="Thesis_5f_body" style:default-outline-level="" style:list-style-name="">
      <style:paragraph-properties style:writing-mode="page"/>
    </style:style>
    <style:style style:name="Thesis_5f_Heading1_5f_appendix" style:display-name="Thesis_Heading1_appendix" style:family="paragraph" style:parent-style-name="Thesis_5f_Heading1" style:next-style-name="Thesis_5f_body" style:default-outline-level="1" style:list-style-name="Thesis_5f_numbering_5f_appendix" style:master-page-name="Thesis_5f_bodyPage">
      <style:paragraph-properties style:page-number="auto" fo:break-before="auto" fo:break-after="auto" style:writing-mode="page"/>
    </style:style>
    <style:style style:name="Thesis_5f_Heading2_5f_appendix" style:display-name="Thesis_Heading2_appendix" style:family="paragraph" style:parent-style-name="Thesis_5f_Heading2" style:list-style-name="Thesis_5f_numbering_5f_appendix">
      <style:paragraph-properties style:writing-mode="page"/>
    </style:style>
    <style:style style:name="Thesis_5f_Heading3_5f_appendix" style:display-name="Thesis_Heading3_appendix" style:family="paragraph" style:parent-style-name="Thesis_5f_Heading3" style:list-style-name="Thesis_5f_numbering_5f_appendix">
      <style:paragraph-properties style:writing-mode="page"/>
    </style:style>
    <style:style style:name="Thesis_5f_Heading4_5f_appendix" style:display-name="Thesis_Heading4_appendix" style:family="paragraph" style:parent-style-name="Thesis_5f_Heading4" style:list-style-name="Thesis_5f_numbering_5f_appendix">
      <style:paragraph-properties style:writing-mode="pag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cm" svg:y="0cm" fo:margin-top="0.15cm" fo:margin-bottom="0.15cm" style:protect="position" style:wrap="none" style:vertical-pos="top" style:vertical-rel="paragraph-content" style:horizontal-pos="center" style:horizontal-rel="paragraph" fo:background-color="transparent" draw:fill="none" draw:fill-color="#729fcf" style:shadow="none" draw:shadow-opacity="100%" style:flow-with-text="fals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Thesis_5f_formula" style:display-name="Thesis_formula" style:family="graphic" style:parent-style-name="Formula">
      <style:graphic-properties text:anchor-type="as-char" fo:margin-top="0.15cm" fo:margin-bottom="0.15cm" style:wrap="parallel" style:number-wrapped-paragraphs="no-limit" style:wrap-contour="false" fo:background-color="transparent" draw:fill="none" draw:fill-color="#729fcf" style:shadow="none" draw:shadow-opacity="100%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Глава 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hesis_5f_numbering_5f_appendix" style:display-name="Thesis_numbering_appendix">
      <text:list-level-style-number text:level="1" text:style-name="Numbering_20_Symbols" style:num-prefix=" " style:num-suffix="." style:num-format="А, Б, .., Аа, Аб, ... (bg)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imple_20_Grid_20_Rows.1" style:display-name="Simple Grid Row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 style:data-style-name="100"/>
      <style:text-properties style:font-name="Liberation Sans" fo:font-family="'Liberation Sans'" style:font-family-generic="swiss"/>
    </style:style>
    <style:style style:name="Simple_20_Grid_20_Rows.2" style:display-name="Simple Grid Row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 style:data-style-name="0"/>
      <style:text-properties style:font-name="Liberation Sans" fo:font-family="'Liberation Sans'" style:font-family-generic="swiss"/>
    </style:style>
    <style:style style:name="Simple_20_Grid_20_Rows.3" style:display-name="Simple Grid Row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 style:data-style-name="100"/>
      <style:text-properties style:font-name="Liberation Sans" fo:font-family="'Liberation Sans'" style:font-family-generic="swiss"/>
    </style:style>
    <style:style style:name="Simple_20_Grid_20_Rows.4" style:display-name="Simple Grid Row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 style:data-style-name="0"/>
      <style:text-properties style:font-name="Liberation Sans" fo:font-family="'Liberation Sans'" style:font-family-generic="swiss"/>
    </style:style>
    <style:style style:name="Simple_20_Grid_20_Rows.5" style:display-name="Simple Grid Rows.5" style:family="table-cell">
      <style:table-cell-properties fo:border-right="0.74pt solid #666666" fo:border-bottom="0.74pt solid #666666" fo:padding="0cm" fo:padding-left="0cm" fo:padding-right="0cm" fo:padding-top="0cm" fo:padding-bottom="0cm" style:data-style-name="0"/>
      <style:text-properties style:font-name="Liberation Sans" fo:font-family="'Liberation Sans'" style:font-family-generic="swiss"/>
    </style:style>
    <style:style style:name="Simple_20_Grid_20_Rows.6" style:display-name="Simple Grid Rows.6" style:family="table-cell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 style:data-style-name="100"/>
      <style:text-properties style:font-name="Liberation Sans" fo:font-family="'Liberation Sans'" style:font-family-generic="swiss"/>
    </style:style>
    <style:style style:name="Simple_20_Grid_20_Rows.7" style:display-name="Simple Grid Rows.7" style:family="table-cell">
      <style:table-cell-properties fo:border-right="0.74pt solid #666666" fo:border-bottom="0.74pt solid #666666" fo:padding="0cm" fo:padding-left="0cm" fo:padding-right="0cm" fo:padding-top="0cm" fo:padding-bottom="0cm" style:data-style-name="0"/>
      <style:text-properties style:font-name="Liberation Sans" fo:font-family="'Liberation Sans'" style:font-family-generic="swiss"/>
    </style:style>
    <style:style style:name="Simple_20_Grid_20_Rows.8" style:display-name="Simple Grid Row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 style:data-style-name="0"/>
      <style:text-properties style:font-name="Liberation Sans" fo:font-family="'Liberation Sans'" style:font-family-generic="swiss"/>
    </style:style>
    <style:style style:name="Simple_20_Grid_20_Rows.9" style:display-name="Simple Grid Rows.9" style:family="table-cell">
      <style:table-cell-properties fo:background-color="#eeeeee" fo:border-right="0.74pt solid #666666" fo:border-bottom="0.74pt solid #666666" fo:padding="0cm" fo:padding-left="0cm" fo:padding-right="0cm" fo:padding-top="0cm" fo:padding-bottom="0cm" style:data-style-name="0"/>
      <style:text-properties style:font-name="Liberation Sans" fo:font-family="'Liberation Sans'" style:font-family-generic="swiss"/>
    </style:style>
    <style:style style:name="Simple_20_Grid_20_Rows.10" style:display-name="Simple Grid Rows.10" style:family="table-cell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 style:data-style-name="0"/>
      <style:text-properties style:font-name="Liberation Sans" fo:font-family="'Liberation Sans'" style:font-family-generic="swiss"/>
    </style:style>
    <style:style style:name="Simple_20_Grid_20_Rows.11" style:display-name="Simple Grid Row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100"/>
      <style:text-properties style:font-name="Liberation Sans" fo:font-family="'Liberation Sans'" style:font-family-generic="swiss"/>
    </style:style>
    <style:style style:name="Simple_20_Grid_20_Rows.12" style:display-name="Simple Grid Row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100"/>
      <style:text-properties style:font-name="Liberation Sans" fo:font-family="'Liberation Sans'" style:font-family-generic="swiss"/>
    </style:style>
    <style:style style:name="Simple_20_Grid_20_Rows.13" style:display-name="Simple Grid Rows.13" style:family="table-cell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100"/>
      <style:text-properties style:font-name="Liberation Sans" fo:font-family="'Liberation Sans'" style:font-family-generic="swiss"/>
    </style:style>
    <style:style style:name="Simple_20_Grid_20_Rows.14" style:display-name="Simple Grid Rows.14" style:family="table-cell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0"/>
      <style:text-properties style:font-name="Liberation Sans" fo:font-family="'Liberation Sans'" style:font-family-generic="swiss"/>
    </style:style>
    <style:style style:name="Simple_20_Grid_20_Rows.15" style:display-name="Simple Grid Row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 style:data-style-name="100"/>
      <style:text-properties style:font-name="Liberation Sans" fo:font-family="'Liberation Sans'" style:font-family-generic="swiss"/>
    </style:style>
    <style:style style:name="Simple_20_Grid_20_Rows.16" style:display-name="Simple Grid Rows.16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 style:data-style-name="0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i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5">
      <style:page-layout-properties fo:page-width="29.693cm" fo:page-height="21.006cm" style:num-format="1" style:print-orientation="landscape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3">
      <style:page-layout-properties fo:page-width="29.693cm" fo:page-height="21.006cm" style:num-format="1" style:print-orientation="landscape" fo:margin-top="2.489cm" fo:margin-bottom="2.489cm" fo:margin-left="2.489cm" fo:margin-right="2.48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>
      <style:header>
        <text:p text:style-name="Header"/>
      </style:header>
    </style:master-page>
    <style:master-page style:name="Thesis_5f_prefacePage" style:display-name="Thesis_prefacePage" style:page-layout-name="Mpm4">
      <style:header>
        <text:p text:style-name="Header"/>
      </style:header>
      <style:footer>
        <text:p text:style-name="Footer"/>
      </style:footer>
    </style:master-page>
    <style:master-page style:name="Thesis_5f_bodyPageLandscape" style:display-name="Thesis_bodyPageLandscape" style:page-layout-name="Mpm5" style:next-style-name="Thesis_5f_bodyPage"/>
    <style:master-page style:name="Thesis_5f_bodyPage_5f_appendix" style:display-name="Thesis_bodyPage_appendix" style:page-layout-name="Mpm6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Right_20_Page" style:display-name="Right Page" style:page-layout-name="Mpm8" style:next-style-name="Left_20_Page">
      <style:header>
        <text:p text:style-name="Header"/>
      </style:header>
    </style:master-page>
    <style:master-page style:name="Envelope" style:page-layout-name="Mpm9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10">
      <style:header>
        <text:p text:style-name="Header"/>
      </style:header>
    </style:master-page>
    <style:master-page style:name="Footnote" style:page-layout-name="Mpm11">
      <style:header>
        <text:p text:style-name="Header"/>
      </style:header>
    </style:master-page>
    <style:master-page style:name="Endnote" style:page-layout-name="Mpm11">
      <style:header>
        <text:p text:style-name="Header"/>
      </style:header>
    </style:master-page>
    <style:master-page style:name="Landscape" style:page-layout-name="Mpm12">
      <style:header>
        <text:p text:style-name="Header"/>
      </style:header>
    </style:master-page>
    <style:master-page style:name="Thesis_5f_bodyPageLandscape_5f_appendix" style:display-name="Thesis_bodyPageLandscape_appendix" style:page-layout-name="Mpm1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11:30:30.096043969</meta:creation-date>
    <meta:editing-duration>PT2H14M37S</meta:editing-duration>
    <meta:editing-cycles>64</meta:editing-cycles>
    <meta:generator>LibreOffice/6.0.7.3$Linux_X86_64 LibreOffice_project/00m0$Build-3</meta:generator>
    <meta:initial-creator>K</meta:initial-creator>
    <dc:date>2019-05-30T11:47:57.672179244</dc:date>
    <dc:creator>SK </dc:creator>
    <meta:document-statistic meta:table-count="1" meta:image-count="0" meta:object-count="0" meta:page-count="13" meta:paragraph-count="1041" meta:word-count="1499" meta:character-count="7032" meta:non-whitespace-character-count="6558"/>
    <meta:template xlink:type="simple" xlink:actuate="onRequest" xlink:title="thesis_styles" xlink:href="../../../../../../../../../home/eti/Templates/thesis_styles.ott" meta:date="2018-07-18T14:15:31.021078221"/>
  </office:meta>
</office:document-meta>
</file>